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FC000000BD07D4691C0ED08C8BB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1.249cm" svg:x="0.017cm" svg:y="0.391cm">
          <draw:image xlink:href="Pictures/1000000000000FC000000BD07D4691C0ED08C8BB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9-18T16:53:02.487822993</dc:date>
    <meta:editing-duration>PT2M1S</meta:editing-duration>
    <meta:editing-cycles>3</meta:editing-cycles>
    <meta:generator>LibreOffice/6.1.2.1$MacOSX_X86_64 LibreOffice_project/65905a128db06ba48db947242809d14d3f9a93fe</meta:generator>
    <meta:document-statistic meta:object-count="1"/>
  </office:meta>
</office:document-meta>
</file>